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07in"/>
    </style:style>
    <style:style style:name="co2" style:family="table-column">
      <style:table-column-properties fo:break-before="auto" style:column-width="4.7193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0000cc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4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urpose/Use</text:p>
          </table:table-cell>
          <table:table-cell table:style-name="ce1"/>
          <table:table-cell table:style-name="ce1" office:value-type="string">
            <text:p>Cost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400 ping pong balls</text:p>
          </table:table-cell>
          <table:table-cell office:value-type="string">
            <text:p>Diffuse LED Pixels</text:p>
          </table:table-cell>
          <table:table-cell/>
          <table:table-cell table:style-name="ce4" office:value-type="currency" office:currency="USD" office:value="80">
            <text:p>$80.00</text:p>
          </table:table-cell>
          <table:table-cell/>
          <table:table-cell office:value-type="string">
            <text:p><text:a xlink:href="https://www.amazon.com/dp/B0BLNGBCYV?ref=ppx_yo2ov_dt_b_fed_asin_title&amp;th=1">https://www.amazon.com/dp/B0BLNGBCYV?ref=ppx_yo2ov_dt_b_fed_asin_title&amp;th=1</text:a></text:p>
          </table:table-cell>
          <table:table-cell table:number-columns-repeated="1018"/>
        </table:table-row>
        <table:table-row table:style-name="ro2">
          <table:table-cell office:value-type="string">
            <text:p>Addressable LED Pixels</text:p>
          </table:table-cell>
          <table:table-cell office:value-type="string">
            <text:p>Make the shiny shiny!</text:p>
          </table:table-cell>
          <table:table-cell/>
          <table:table-cell table:style-name="ce4" office:value-type="currency" office:currency="USD" office:value="169">
            <text:p>$169.00</text:p>
          </table:table-cell>
          <table:table-cell/>
          <table:table-cell office:value-type="string">
            <text:p><text:a xlink:href="https://www.amazon.com/dp/B0923TN5GV?ref_=ppx_hzsearch_conn_dt_b_fed_asin_title_8&amp;th=1">https://www.amazon.com/dp/B0923TN5GV?ref_=ppx_hzsearch_conn_dt_b_fed_asin_title_8&amp;th=1</text:a></text:p>
          </table:table-cell>
          <table:table-cell table:number-columns-repeated="1018"/>
        </table:table-row>
        <table:table-row table:style-name="ro2">
          <table:table-cell office:value-type="string">
            <text:p>Network Interface w/shipping</text:p>
          </table:table-cell>
          <table:table-cell office:value-type="string">
            <text:p>Allows interfacing with other existing project</text:p>
          </table:table-cell>
          <table:table-cell office:value-type="string">
            <text:p>2X$23</text:p>
          </table:table-cell>
          <table:table-cell table:style-name="ce4" office:value-type="currency" office:currency="USD" office:value="46">
            <text:p>$46.00</text:p>
          </table:table-cell>
          <table:table-cell/>
          <table:table-cell office:value-type="string">
            <text:p><text:a xlink:href="https://www.drzzs.com/shop/quinled-esp32/">https://www.drzzs.com/shop/quinled-esp32/</text:a></text:p>
          </table:table-cell>
          <table:table-cell table:number-columns-repeated="1018"/>
        </table:table-row>
        <table:table-row table:style-name="ro2">
          <table:table-cell office:value-type="string">
            <text:p>3d printer filament</text:p>
          </table:table-cell>
          <table:table-cell office:value-type="string">
            <text:p>Support for ping pong balls (diffused pixels)</text:p>
          </table:table-cell>
          <table:table-cell office:value-type="string">
            <text:p>3x$22</text:p>
          </table:table-cell>
          <table:table-cell table:style-name="ce4" office:value-type="currency" office:currency="USD" office:value="66">
            <text:p>$66.00</text:p>
          </table:table-cell>
          <table:table-cell/>
          <table:table-cell office:value-type="string">
            <text:p><text:a xlink:href="https://www.amazon.com/dp/B0DY1M7YKL?ref=ppx_yo2ov_dt_b_fed_asin_title&amp;th=1">https://www.amazon.com/dp/B0DY1M7YKL?ref=ppx_yo2ov_dt_b_fed_asin_title&amp;th=1</text:a></text:p>
          </table:table-cell>
          <table:table-cell table:number-columns-repeated="1018"/>
        </table:table-row>
        <table:table-row table:style-name="ro2">
          <table:table-cell office:value-type="string">
            <text:p>Arcade Buttons</text:p>
          </table:table-cell>
          <table:table-cell office:value-type="string">
            <text:p>Interactive input from participants</text:p>
          </table:table-cell>
          <table:table-cell/>
          <table:table-cell table:style-name="ce4" office:value-type="currency" office:currency="USD" office:value="18">
            <text:p>$18.00</text:p>
          </table:table-cell>
          <table:table-cell/>
          <table:table-cell office:value-type="string">
            <text:p><text:a xlink:href="https://www.amazon.com/EG-STARTS-Arcade-Buttons-Multicade/dp/B01M0XPWGG/ref=pd_ci_mcx_mh_mcx_views_0_title?pd_rd_w=GezSG&amp;content-id=amzn1.sym.679481c3-2bf4-4843-80c0-ffb319282e84%3Aamzn1.symc.c3d5766d-b606-46b8-ab07-1d9d1da0638a&amp;pf_rd_p=679481c3-2bf4-4843-80c0-ffb319282e84&amp;pf_rd_r=YXXXQR1SW2ZABZF8KZHJ&amp;pd_rd_wg=VV2gt&amp;pd_rd_r=e7393f54-6e97-4116-9509-97c01894adfd&amp;pd_rd_i=B01M0XPWGG">https://www.amazon.com/EG-STARTS-Arcade-Buttons-Multicade/dp/B01M0XPWGG/ref=pd_ci_mcx_mh_mcx_views_0_title?pd_rd_w=GezSG&amp;content-id=amzn1.sym.679481c3-2bf4-4843-80c0-ffb319282e84%3Aamzn1.symc.c3d5766d-b606-46b8-ab07-1d9d1da0638a&amp;pf_rd_p=679481c3-2bf4-4843-80c0-ffb319282e84&amp;pf_rd_r=YXXXQR1SW2ZABZF8KZHJ&amp;pd_rd_wg=VV2gt&amp;pd_rd_r=e7393f54-6e97-4116-9509-97c01894adfd&amp;pd_rd_i=B01M0XPWGG</text:a></text:p>
          </table:table-cell>
          <table:table-cell table:number-columns-repeated="1018"/>
        </table:table-row>
        <table:table-row table:style-name="ro2">
          <table:table-cell office:value-type="string">
            <text:p>Lighting Connectors </text:p>
          </table:table-cell>
          <table:table-cell office:value-type="string">
            <text:p>Connect light panels to eachother</text:p>
          </table:table-cell>
          <table:table-cell/>
          <table:table-cell table:style-name="ce4" office:value-type="currency" office:currency="USD" office:value="17">
            <text:p>$17.00</text:p>
          </table:table-cell>
          <table:table-cell/>
          <table:table-cell office:value-type="string">
            <text:p><text:a xlink:href="https://www.amazon.com/ALITOVE-Electrical-ALT-Connector-Compatible-B0923SDR5T/dp/B09CDQWTFG/ref=pd_ybh_a_d_sccl_8/137-3614057-3424202?pd_rd_w=4Z7JE&amp;content-id=amzn1.sym.67f8cf21-ade4-4299-b433-69e404eeecf1&amp;pf_rd_p=67f8cf21-ade4-4299-b433-69e404eeecf1&amp;pf_rd_r=1PHAGN1Q85V0MP8JPFMK&amp;pd_rd_wg=YotJ1&amp;pd_rd_r=99e8e9b2-5454-46d7-ac23-da25b6debb6d&amp;pd_rd_i=B09CDQWTFG&amp;th=1">https://www.amazon.com/ALITOVE-Electrical-ALT-Connector-Compatible-B0923SDR5T/dp/B09CDQWTFG/ref=pd_ybh_a_d_sccl_8/137-3614057-3424202?pd_rd_w=4Z7JE&amp;content-id=amzn1.sym.67f8cf21-ade4-4299-b433-69e404eeecf1&amp;pf_rd_p=67f8cf21-ade4-4299-b433-69e404eeecf1&amp;pf_rd_r=1PHAGN1Q85V0MP8JPFMK&amp;pd_rd_wg=YotJ1&amp;pd_rd_r=99e8e9b2-5454-46d7-ac23-da25b6debb6d&amp;pd_rd_i=B09CDQWTFG&amp;th=1</text:a></text:p>
          </table:table-cell>
          <table:table-cell table:number-columns-repeated="1018"/>
        </table:table-row>
        <table:table-row table:style-name="ro2">
          <table:table-cell office:value-type="string">
            <text:p>Vinyl Tubing</text:p>
          </table:table-cell>
          <table:table-cell office:value-type="string">
            <text:p>Holds Ping Pong ball 3d printed supports together</text:p>
          </table:table-cell>
          <table:table-cell office:value-type="string">
            <text:p>4x$6.56</text:p>
          </table:table-cell>
          <table:table-cell table:style-name="ce4" office:value-type="currency" office:currency="USD" office:value="28">
            <text:p>$28.00</text:p>
          </table:table-cell>
          <table:table-cell/>
          <table:table-cell office:value-type="string">
            <text:p><text:a xlink:href="https://www.homedepot.com/p/Everbilt-5-16-in-O-D-x-3-16-in-I-D-x-20-ft-Clear-PVC-Vinyl-Tube-714422/207144222">https://www.homedepot.com/p/Everbilt-5-16-in-O-D-x-3-16-in-I-D-x-20-ft-Clear-PVC-Vinyl-Tube-714422/207144222</text:a></text:p>
          </table:table-cell>
          <table:table-cell table:number-columns-repeated="1018"/>
        </table:table-row>
        <table:table-row table:style-name="ro1">
          <table:table-cell office:value-type="string">
            <text:p>Fuel for generator</text:p>
          </table:table-cell>
          <table:table-cell office:value-type="string">
            <text:p>Go-Go juice for 5 nights @ 2gal/night (Wed-Sun)</text:p>
          </table:table-cell>
          <table:table-cell office:value-type="string">
            <text:p>10gal@$2.60/gallon</text:p>
          </table:table-cell>
          <table:table-cell table:style-name="ce4" office:value-type="currency" office:currency="USD" office:value="26">
            <text:p>$26.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4" office:value-type="currency" office:currency="USD" office:value="450">
            <text:p>$45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tems I already have to invest in the project</text:p>
          </table:table-cell>
          <table:table-cell table:number-columns-repeated="1023"/>
        </table:table-row>
        <table:table-row table:style-name="ro2">
          <table:table-cell office:value-type="string">
            <text:p>Power Supply</text:p>
          </table:table-cell>
          <table:table-cell office:value-type="string">
            <text:p>Power</text:p>
          </table:table-cell>
          <table:table-cell/>
          <table:table-cell table:style-name="ce4" office:value-type="currency" office:currency="USD" office:value="35">
            <text:p>$35.00</text:p>
          </table:table-cell>
          <table:table-cell/>
          <table:table-cell office:value-type="string">
            <text:p><text:a xlink:href="https://www.amazon.com/dp/B07VRK86SP/ref=sspa_dk_detail_5?psc=1&amp;pd_rd_i=B07VRK86SP&amp;pd_rd_w=k9GKB&amp;content-id=amzn1.sym.bbb3fb5e-28ad-4062-a3ba-1f7b9f2e4371&amp;pf_rd_p=bbb3fb5e-28ad-4062-a3ba-1f7b9f2e4371&amp;pf_rd_r=EFZ76M57FQV0NBCKZ0XJ&amp;pd_rd_wg=wdtrZ&amp;pd_rd_r=42d6565a-a3ac-4a75-a510-dd597f011d4d&amp;sp_csd=d2lkZ2V0TmFtZT1zcF9kZXRhaWxfdGhlbWF0aWM">https://www.amazon.com/dp/B07VRK86SP/ref=sspa_dk_detail_5?psc=1&amp;pd_rd_i=B07VRK86SP&amp;pd_rd_w=k9GKB&amp;content-id=amzn1.sym.bbb3fb5e-28ad-4062-a3ba-1f7b9f2e4371&amp;pf_rd_p=bbb3fb5e-28ad-4062-a3ba-1f7b9f2e4371&amp;pf_rd_r=EFZ76M57FQV0NBCKZ0XJ&amp;pd_rd_wg=wdtrZ&amp;pd_rd_r=42d6565a-a3ac-4a75-a510-dd597f011d4d&amp;sp_csd=d2lkZ2V0TmFtZT1zcF9kZXRhaWxfdGhlbWF0aWM</text:a></text:p>
          </table:table-cell>
          <table:table-cell table:number-columns-repeated="1018"/>
        </table:table-row>
        <table:table-row table:style-name="ro2">
          <table:table-cell office:value-type="string">
            <text:p>T-Slot Aluminum base framing</text:p>
          </table:table-cell>
          <table:table-cell office:value-type="string">
            <text:p>Support structure for light panels. 20X3ft sections</text:p>
          </table:table-cell>
          <table:table-cell office:value-type="string">
            <text:p>20x$18</text:p>
          </table:table-cell>
          <table:table-cell table:style-name="ce4" office:value-type="currency" office:currency="USD" office:value="360">
            <text:p>$360.00</text:p>
          </table:table-cell>
          <table:table-cell/>
          <table:table-cell office:value-type="string">
            <text:p><text:a xlink:href="https://8020.net/1010.html">https://8020.net/1010.html</text:a></text:p>
          </table:table-cell>
          <table:table-cell table:number-columns-repeated="1018"/>
        </table:table-row>
        <table:table-row table:style-name="ro2">
          <table:table-cell office:value-type="string">
            <text:p>Control board</text:p>
          </table:table-cell>
          <table:table-cell office:value-type="string">
            <text:p>Brains!</text:p>
          </table:table-cell>
          <table:table-cell/>
          <table:table-cell table:style-name="ce4" office:value-type="currency" office:currency="USD" office:value="45">
            <text:p>$45.00</text:p>
          </table:table-cell>
          <table:table-cell/>
          <table:table-cell office:value-type="string">
            <text:p><text:a xlink:href="https://www.drzzs.com/shop/digquad/">https://www.drzzs.com/shop/digquad/</text:a></text:p>
          </table:table-cell>
          <table:table-cell table:number-columns-repeated="1018"/>
        </table:table-row>
        <table:table-row table:style-name="ro2">
          <table:table-cell office:value-type="string">
            <text:p>Electronics/Power supply enclosure</text:p>
          </table:table-cell>
          <table:table-cell office:value-type="string">
            <text:p>Keeps power supply and brains dry and secure</text:p>
          </table:table-cell>
          <table:table-cell/>
          <table:table-cell table:style-name="ce4" office:value-type="currency" office:currency="USD" office:value="58">
            <text:p>$58.00</text:p>
          </table:table-cell>
          <table:table-cell/>
          <table:table-cell office:value-type="string">
            <text:p><text:a xlink:href="https://www.amazon.com/dp/B0CT5RBP5F/ref=sspa_dk_detail_0?pd_rd_i=B0CT5LRGRF&amp;pd_rd_w=lAgt4&amp;content-id=amzn1.sym.8c2f9165-8e93-42a1-8313-73d3809141a2&amp;pf_rd_p=8c2f9165-8e93-42a1-8313-73d3809141a2&amp;pf_rd_r=T8DRJJY9S2SRRPFC37VX&amp;pd_rd_wg=ttrGC&amp;pd_rd_r=4c7ba054-f02e-4ba7-8608-20133e08913e&amp;sp_csd=d2lkZ2V0TmFtZT1zcF9kZXRhaWw&amp;th=1">https://www.amazon.com/dp/B0CT5RBP5F/ref=sspa_dk_detail_0?pd_rd_i=B0CT5LRGRF&amp;pd_rd_w=lAgt4&amp;content-id=amzn1.sym.8c2f9165-8e93-42a1-8313-73d3809141a2&amp;pf_rd_p=8c2f9165-8e93-42a1-8313-73d3809141a2&amp;pf_rd_r=T8DRJJY9S2SRRPFC37VX&amp;pd_rd_wg=ttrGC&amp;pd_rd_r=4c7ba054-f02e-4ba7-8608-20133e08913e&amp;sp_csd=d2lkZ2V0TmFtZT1zcF9kZXRhaWw&amp;th=1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4" office:value-type="currency" office:currency="USD" office:value="465">
            <text:p>$465.00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7">01/17/2026</text:date>, <text:time>19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6T16:16:58.64</meta:creation-date>
    <dc:date>2026-01-17T19:51:03.57</dc:date>
    <meta:editing-duration>PT6M7S</meta:editing-duration>
    <meta:editing-cycles>1</meta:editing-cycles>
    <meta:document-statistic meta:table-count="3" meta:cell-count="60" meta:object-count="0"/>
    <meta:generator>OpenOffice/4.1.14$Win32 OpenOffice.org_project/4114m1$Build-9811</meta:generator>
  </office:meta>
</office:document-meta>
</file>